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color="#000000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color="#000000"/>
    </style:style>
    <style:style style:name="P9" style:parent-style-name="Standard" style:family="paragraph">
      <style:text-properties fo:font-weight="bold" style:font-weight-asian="bold" style:font-weight-complex="bold" fo:color="#000000"/>
    </style:style>
    <style:style style:name="P10" style:parent-style-name="Standard" style:family="paragraph">
      <style:text-properties fo:font-weight="bold" style:font-weight-asian="bold" style:font-weight-complex="bold" fo:color="#000000"/>
    </style:style>
    <style:style style:name="P11" style:parent-style-name="Standard" style:family="paragraph">
      <style:text-properties fo:font-weight="bold" style:font-weight-asian="bold" style:font-weight-complex="bold" fo:color="#000000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P13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color="#000000"/>
    </style:style>
    <style:style style:name="P17" style:parent-style-name="Standard" style:family="paragraph">
      <style:text-properties fo:font-weight="bold" style:font-weight-asian="bold" style:font-weight-complex="bold" fo:color="#000000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font-weight="bold" style:font-weight-asian="bold" style:font-weight-complex="bold" fo:color="#000000"/>
    </style:style>
    <style:style style:name="P20" style:parent-style-name="Standard" style:family="paragraph">
      <style:text-properties fo:font-weight="bold" style:font-weight-asian="bold" style:font-weight-complex="bold" fo:color="#000000"/>
    </style:style>
    <style:style style:name="P21" style:parent-style-name="Standard" style:family="paragraph">
      <style:text-properties fo:font-weight="bold" style:font-weight-asian="bold" style:font-weight-complex="bold" fo:color="#000000"/>
    </style:style>
    <style:style style:name="P22" style:parent-style-name="Standard" style:family="paragraph">
      <style:text-properties fo:font-weight="bold" style:font-weight-asian="bold" style:font-weight-complex="bold"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font-weight="bold" style:font-weight-asian="bold" style:font-weight-complex="bold" fo:color="#000000"/>
    </style:style>
    <style:style style:name="P30" style:parent-style-name="Standard" style:family="paragraph">
      <style:text-properties fo:font-weight="bold" style:font-weight-asian="bold" style:font-weight-complex="bold" fo:color="#000000"/>
    </style:style>
    <style:style style:name="P31" style:parent-style-name="Standard" style:family="paragraph">
      <style:text-properties fo:font-weight="bold" style:font-weight-asian="bold" style:font-weight-complex="bold" fo:color="#000000"/>
    </style:style>
    <style:style style:name="P32" style:parent-style-name="Standard" style:family="paragraph">
      <style:text-properties fo:font-weight="bold" style:font-weight-asian="bold" style:font-weight-complex="bold" fo:color="#000000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P34" style:parent-style-name="Standard" style:family="paragraph">
      <style:text-properties fo:font-weight="bold" style:font-weight-asian="bold" style:font-weight-complex="bold" fo:color="#000000"/>
    </style:style>
    <style:style style:name="P35" style:parent-style-name="Standard" style:family="paragraph">
      <style:text-properties fo:font-weight="bold" style:font-weight-asian="bold" style:font-weight-complex="bold" fo:color="#000000"/>
    </style:style>
    <style:style style:name="P36" style:parent-style-name="Standard" style:family="paragraph">
      <style:text-properties fo:font-weight="bold" style:font-weight-asian="bold" style:font-weight-complex="bold" fo:color="#000000"/>
    </style:style>
    <style:style style:name="P37" style:parent-style-name="Standard" style:family="paragraph">
      <style:text-properties fo:font-weight="bold" style:font-weight-asian="bold" style:font-weight-complex="bold" fo:color="#000000"/>
    </style:style>
    <style:style style:name="P38" style:parent-style-name="Standard" style:family="paragraph">
      <style:text-properties fo:font-weight="bold" style:font-weight-asian="bold" style:font-weight-complex="bold" fo:color="#000000"/>
    </style:style>
    <style:style style:name="P39" style:parent-style-name="Standard" style:family="paragraph">
      <style:text-properties fo:font-weight="bold" style:font-weight-asian="bold" style:font-weight-complex="bold" fo:color="#000000"/>
    </style:style>
    <style:style style:name="P40" style:parent-style-name="Standard" style:family="paragraph">
      <style:text-properties fo:font-weight="bold" style:font-weight-asian="bold" style:font-weight-complex="bold" fo:color="#000000"/>
    </style:style>
    <style:style style:name="P41" style:parent-style-name="Standard" style:family="paragraph">
      <style:text-properties fo:font-weight="bold" style:font-weight-asian="bold" style:font-weight-complex="bold" fo:color="#000000"/>
    </style:style>
    <style:style style:name="P42" style:parent-style-name="Standard" style:family="paragraph">
      <style:text-properties fo:font-weight="bold" style:font-weight-asian="bold" style:font-weight-complex="bold" fo:color="#000000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P44" style:parent-style-name="Standard" style:family="paragraph">
      <style:text-properties fo:font-weight="bold" style:font-weight-asian="bold" style:font-weight-complex="bold" fo:color="#000000"/>
    </style:style>
    <style:style style:name="P45" style:parent-style-name="Standard" style:family="paragraph">
      <style:text-properties fo:font-weight="bold" style:font-weight-asian="bold" style:font-weight-complex="bold" fo:color="#000000"/>
    </style:style>
    <style:style style:name="P46" style:parent-style-name="Standard" style:family="paragraph">
      <style:text-properties fo:font-weight="bold" style:font-weight-asian="bold" style:font-weight-complex="bold" fo:color="#000000"/>
    </style:style>
    <style:style style:name="P47" style:parent-style-name="Standard" style:family="paragraph">
      <style:text-properties fo:font-weight="bold" style:font-weight-asian="bold" style:font-weight-complex="bold" fo:color="#000000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P49" style:parent-style-name="Standard" style:family="paragraph">
      <style:text-properties fo:font-weight="bold" style:font-weight-asian="bold" style:font-weight-complex="bold" fo:color="#000000"/>
    </style:style>
    <style:style style:name="T50" style:parent-style-name="Policepardéfaut" style:family="text">
      <style:text-properties fo:font-weight="bold" style:font-weight-asian="bold" style:font-weight-complex="bold" fo:color="#000000"/>
    </style:style>
    <style:style style:name="T51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5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5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5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T55" style:parent-style-name="Policepardéfaut" style:family="text">
      <style:text-properties fo:font-weight="bold" style:font-weight-asian="bold" style:font-weight-complex="bold" fo:color="#000000" fo:background-color="#FFFF00" fo:language="en" fo:country="US"/>
    </style:style>
    <style:style style:name="T56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57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/>
    </style:style>
    <style:style style:name="P58" style:parent-style-name="Standard" style:family="paragraph">
      <style:text-properties fo:font-weight="bold" style:font-weight-asian="bold" style:font-weight-complex="bold" fo:color="#000000"/>
    </style:style>
    <style:style style:name="P59" style:parent-style-name="Standard" style:family="paragraph">
      <style:text-properties fo:font-weight="bold" style:font-weight-asian="bold" style:font-weight-complex="bold" fo:color="#000000"/>
    </style:style>
    <style:style style:name="P60" style:parent-style-name="Standard" style:family="paragraph">
      <style:text-properties fo:font-weight="bold" style:font-weight-asian="bold" style:font-weight-complex="bold" fo:color="#000000"/>
    </style:style>
    <style:style style:name="P61" style:parent-style-name="Standard" style:family="paragraph">
      <style:text-properties fo:font-weight="bold" style:font-weight-asian="bold" style:font-weight-complex="bold" fo:color="#000000"/>
    </style:style>
    <style:style style:name="P62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weight="bold" style:font-weight-asian="bold" style:font-weight-complex="bold" fo:color="#000000"/>
    </style:style>
    <style:style style:name="P64" style:parent-style-name="Standard" style:family="paragraph">
      <style:text-properties fo:font-weight="bold" style:font-weight-asian="bold" style:font-weight-complex="bold" fo:color="#000000"/>
    </style:style>
    <style:style style:name="P65" style:parent-style-name="Standard" style:family="paragraph">
      <style:text-properties fo:font-weight="bold" style:font-weight-asian="bold" style:font-weight-complex="bold" fo:color="#000000"/>
    </style:style>
    <style:style style:name="P66" style:parent-style-name="Standard" style:family="paragraph">
      <style:text-properties fo:font-weight="bold" style:font-weight-asian="bold" style:font-weight-complex="bold" fo:color="#000000"/>
    </style:style>
    <style:style style:name="P67" style:parent-style-name="Standard" style:family="paragraph">
      <style:text-properties fo:font-weight="bold" style:font-weight-asian="bold" style:font-weight-complex="bold" fo:color="#000000"/>
    </style:style>
    <style:style style:name="P68" style:parent-style-name="Standard" style:family="paragraph">
      <style:text-properties fo:font-weight="bold" style:font-weight-asian="bold" style:font-weight-complex="bold" fo:color="#000000"/>
    </style:style>
    <style:style style:name="P69" style:parent-style-name="Standard" style:family="paragraph">
      <style:text-properties fo:font-weight="bold" style:font-weight-asian="bold" style:font-weight-complex="bold" fo:color="#000000"/>
    </style:style>
    <style:style style:name="P70" style:parent-style-name="Standard" style:family="paragraph">
      <style:text-properties fo:font-weight="bold" style:font-weight-asian="bold" style:font-weight-complex="bold" fo:color="#000000"/>
    </style:style>
    <style:style style:name="P71" style:parent-style-name="Standard" style:family="paragraph">
      <style:text-properties fo:font-weight="bold" style:font-weight-asian="bold" style:font-weight-complex="bold" fo:color="#000000"/>
    </style:style>
    <style:style style:name="P7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7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T86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87" style:parent-style-name="Policepardéfaut" style:family="text">
      <style:text-properties fo:font-weight="bold" style:font-weight-asian="bold" style:font-weight-complex="bold" fo:color="#000000"/>
    </style:style>
    <style:style style:name="P88" style:parent-style-name="Standard" style:family="paragraph">
      <style:text-properties fo:font-weight="bold" style:font-weight-asian="bold" style:font-weight-complex="bold" fo:color="#000000"/>
    </style:style>
    <style:style style:name="P89" style:parent-style-name="Standard" style:family="paragraph">
      <style:text-properties fo:font-weight="bold" style:font-weight-asian="bold" style:font-weight-complex="bold" fo:color="#000000"/>
    </style:style>
    <style:style style:name="P90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weight="bold" style:font-weight-asian="bold" style:font-weight-complex="bold" fo:color="#000000"/>
    </style:style>
    <style:style style:name="P92" style:parent-style-name="Standard" style:family="paragraph">
      <style:text-properties fo:font-weight="bold" style:font-weight-asian="bold" style:font-weight-complex="bold" fo:color="#000000"/>
    </style:style>
    <style:style style:name="P93" style:parent-style-name="Standard" style:family="paragraph">
      <style:text-properties fo:font-weight="bold" style:font-weight-asian="bold" style:font-weight-complex="bold" fo:color="#000000"/>
    </style:style>
    <style:style style:name="P94" style:parent-style-name="Standard" style:family="paragraph">
      <style:text-properties fo:font-weight="bold" style:font-weight-asian="bold" style:font-weight-complex="bold" fo:color="#000000"/>
    </style:style>
    <style:style style:name="P9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5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3" style:parent-style-name="Standard" style:family="paragraph">
      <style:text-properties fo:font-weight="bold" style:font-weight-asian="bold" style:font-weight-complex="bold" fo:color="#000000"/>
    </style:style>
    <style:style style:name="P114" style:parent-style-name="Standard" style:family="paragraph">
      <style:text-properties fo:font-weight="bold" style:font-weight-asian="bold" style:font-weight-complex="bold" fo:color="#000000"/>
    </style:style>
    <style:style style:name="P115" style:parent-style-name="Standard" style:family="paragraph">
      <style:text-properties fo:font-weight="bold" style:font-weight-asian="bold" style:font-weight-complex="bold" fo:color="#000000"/>
    </style:style>
    <style:style style:name="P116" style:parent-style-name="Standard" style:family="paragraph">
      <style:text-properties fo:font-weight="bold" style:font-weight-asian="bold" style:font-weight-complex="bold" fo:color="#000000"/>
    </style:style>
    <style:style style:name="P117" style:parent-style-name="Standard" style:family="paragraph">
      <style:text-properties fo:font-weight="bold" style:font-weight-asian="bold" style:font-weight-complex="bold" fo:color="#000000"/>
    </style:style>
    <style:style style:name="P118" style:parent-style-name="Standard" style:family="paragraph">
      <style:text-properties fo:font-weight="bold" style:font-weight-asian="bold" style:font-weight-complex="bold" fo:color="#000000"/>
    </style:style>
    <style:style style:name="P119" style:parent-style-name="Standard" style:family="paragraph">
      <style:text-properties fo:font-weight="bold" style:font-weight-asian="bold" style:font-weight-complex="bold" fo:color="#000000"/>
    </style:style>
    <style:style style:name="P120" style:parent-style-name="Standard" style:family="paragraph">
      <style:text-properties fo:font-weight="bold" style:font-weight-asian="bold" style:font-weight-complex="bold" fo:color="#000000"/>
    </style:style>
    <style:style style:name="P121" style:parent-style-name="Standard" style:family="paragraph">
      <style:text-properties fo:font-weight="bold" style:font-weight-asian="bold" style:font-weight-complex="bold" fo:color="#000000"/>
    </style:style>
    <style:style style:name="P122" style:parent-style-name="Standard" style:family="paragraph">
      <style:text-properties fo:font-weight="bold" style:font-weight-asian="bold" style:font-weight-complex="bold" fo:color="#000000"/>
    </style:style>
    <style:style style:name="P123" style:parent-style-name="Standard" style:family="paragraph">
      <style:text-properties fo:font-weight="bold" style:font-weight-asian="bold" style:font-weight-complex="bold" fo:color="#000000"/>
    </style:style>
    <style:style style:name="P124" style:parent-style-name="Standard" style:family="paragraph">
      <style:text-properties fo:font-weight="bold" style:font-weight-asian="bold" style:font-weight-complex="bold" fo:color="#000000"/>
    </style:style>
    <style:style style:name="P125" style:parent-style-name="Standard" style:family="paragraph">
      <style:text-properties fo:font-weight="bold" style:font-weight-asian="bold" style:font-weight-complex="bold" fo:color="#000000"/>
    </style:style>
    <style:style style:name="P126" style:parent-style-name="Standard" style:family="paragraph">
      <style:text-properties fo:font-weight="bold" style:font-weight-asian="bold" style:font-weight-complex="bold" fo:color="#000000"/>
    </style:style>
    <style:style style:name="P127" style:parent-style-name="Standard" style:family="paragraph">
      <style:text-properties fo:font-weight="bold" style:font-weight-asian="bold" style:font-weight-complex="bold" fo:color="#000000"/>
    </style:style>
    <style:style style:name="P128" style:parent-style-name="Standard" style:family="paragraph">
      <style:text-properties fo:font-weight="bold" style:font-weight-asian="bold" style:font-weight-complex="bold" fo:color="#000000"/>
    </style:style>
    <style:style style:name="P129" style:parent-style-name="Standard" style:family="paragraph">
      <style:text-properties fo:font-weight="bold" style:font-weight-asian="bold" style:font-weight-complex="bold" fo:color="#000000"/>
    </style:style>
    <style:style style:name="P130" style:parent-style-name="Standard" style:family="paragraph">
      <style:text-properties fo:font-weight="bold" style:font-weight-asian="bold" style:font-weight-complex="bold" fo:color="#000000"/>
    </style:style>
    <style:style style:name="P131" style:parent-style-name="Standard" style:family="paragraph">
      <style:text-properties fo:font-weight="bold" style:font-weight-asian="bold" style:font-weight-complex="bold" fo:color="#000000"/>
    </style:style>
    <style:style style:name="P132" style:parent-style-name="Standard" style:family="paragraph">
      <style:text-properties fo:font-weight="bold" style:font-weight-asian="bold" style:font-weight-complex="bold" fo:color="#000000"/>
    </style:style>
    <style:style style:name="P133" style:parent-style-name="Standard" style:family="paragraph">
      <style:text-properties fo:font-weight="bold" style:font-weight-asian="bold" style:font-weight-complex="bold" fo:color="#000000"/>
    </style:style>
    <style:style style:name="P134" style:parent-style-name="Standard" style:family="paragraph">
      <style:text-properties fo:font-weight="bold" style:font-weight-asian="bold" style:font-weight-complex="bold" fo:color="#000000"/>
    </style:style>
    <style:style style:name="P135" style:parent-style-name="Standard" style:family="paragraph">
      <style:text-properties fo:font-weight="bold" style:font-weight-asian="bold" style:font-weight-complex="bold" fo:color="#000000"/>
    </style:style>
    <style:style style:name="P136" style:parent-style-name="Standard" style:family="paragraph">
      <style:text-properties fo:font-weight="bold" style:font-weight-asian="bold" style:font-weight-complex="bold" fo:color="#000000"/>
    </style:style>
    <style:style style:name="P137" style:parent-style-name="Standard" style:family="paragraph">
      <style:text-properties fo:font-weight="bold" style:font-weight-asian="bold" style:font-weight-complex="bold" fo:color="#000000"/>
    </style:style>
    <style:style style:name="P138" style:parent-style-name="Standard" style:family="paragraph">
      <style:text-properties fo:font-weight="bold" style:font-weight-asian="bold" style:font-weight-complex="bold" fo:color="#000000"/>
    </style:style>
    <style:style style:name="P139" style:parent-style-name="Standard" style:family="paragraph">
      <style:text-properties fo:font-weight="bold" style:font-weight-asian="bold" style:font-weight-complex="bold" fo:color="#000000"/>
    </style:style>
    <style:style style:name="P140" style:parent-style-name="Standard" style:family="paragraph">
      <style:text-properties fo:font-weight="bold" style:font-weight-asian="bold" style:font-weight-complex="bold" fo:color="#000000"/>
    </style:style>
    <style:style style:name="P141" style:parent-style-name="Standard" style:family="paragraph">
      <style:text-properties fo:font-weight="bold" style:font-weight-asian="bold" style:font-weight-complex="bold" fo:color="#000000"/>
    </style:style>
    <style:style style:name="P142" style:parent-style-name="Standard" style:family="paragraph">
      <style:text-properties fo:font-weight="bold" style:font-weight-asian="bold" style:font-weight-complex="bold" fo:color="#000000"/>
    </style:style>
    <style:style style:name="P143" style:parent-style-name="Standard" style:family="paragraph">
      <style:text-properties fo:font-weight="bold" style:font-weight-asian="bold" style:font-weight-complex="bold" fo:color="#000000"/>
    </style:style>
    <style:style style:name="P144" style:parent-style-name="Standard" style:family="paragraph">
      <style:text-properties fo:font-weight="bold" style:font-weight-asian="bold" style:font-weight-complex="bold" fo:color="#000000"/>
    </style:style>
    <style:style style:name="P145" style:parent-style-name="Standard" style:family="paragraph">
      <style:text-properties fo:font-weight="bold" style:font-weight-asian="bold" style:font-weight-complex="bold" fo:color="#000000"/>
    </style:style>
    <style:style style:name="P146" style:parent-style-name="Standard" style:family="paragraph">
      <style:text-properties fo:font-weight="bold" style:font-weight-asian="bold" style:font-weight-complex="bold" fo:color="#000000"/>
    </style:style>
    <style:style style:name="P147" style:parent-style-name="Standard" style:family="paragraph">
      <style:text-properties fo:font-weight="bold" style:font-weight-asian="bold" style:font-weight-complex="bold" fo:color="#000000"/>
    </style:style>
    <style:style style:name="P148" style:parent-style-name="Standard" style:family="paragraph">
      <style:text-properties fo:font-weight="bold" style:font-weight-asian="bold" style:font-weight-complex="bold" fo:color="#000000"/>
    </style:style>
    <style:style style:name="P149" style:parent-style-name="Standard" style:family="paragraph">
      <style:text-properties fo:font-weight="bold" style:font-weight-asian="bold" style:font-weight-complex="bold" fo:color="#000000"/>
    </style:style>
    <style:style style:name="P150" style:parent-style-name="Standard" style:family="paragraph">
      <style:text-properties fo:font-weight="bold" style:font-weight-asian="bold" style:font-weight-complex="bold" fo:color="#000000"/>
    </style:style>
    <style:style style:name="P151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fo:font-weight="bold" style:font-weight-asian="bold" style:font-weight-complex="bold" fo:color="#000000"/>
    </style:style>
    <style:style style:name="P153" style:parent-style-name="Standard" style:family="paragraph">
      <style:text-properties fo:font-weight="bold" style:font-weight-asian="bold" style:font-weight-complex="bold" fo:color="#000000"/>
    </style:style>
    <style:style style:name="P154" style:parent-style-name="Standard" style:family="paragraph">
      <style:text-properties fo:font-weight="bold" style:font-weight-asian="bold" style:font-weight-complex="bold" fo:color="#000000"/>
    </style:style>
    <style:style style:name="P155" style:parent-style-name="Standard" style:family="paragraph">
      <style:text-properties fo:font-weight="bold" style:font-weight-asian="bold" style:font-weight-complex="bold" fo:color="#000000"/>
    </style:style>
    <style:style style:name="P156" style:parent-style-name="Standard" style:family="paragraph">
      <style:text-properties fo:font-weight="bold" style:font-weight-asian="bold" style:font-weight-complex="bold" fo:color="#000000"/>
    </style:style>
    <style:style style:name="P157" style:parent-style-name="Standard" style:family="paragraph">
      <style:text-properties fo:font-weight="bold" style:font-weight-asian="bold" style:font-weight-complex="bold" fo:color="#000000"/>
    </style:style>
    <style:style style:name="P158" style:parent-style-name="Standard" style:family="paragraph">
      <style:text-properties fo:font-weight="bold" style:font-weight-asian="bold" style:font-weight-complex="bold" fo:color="#000000"/>
    </style:style>
    <style:style style:name="P159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font-weight="bold" style:font-weight-asian="bold" style:font-weight-complex="bold" fo:color="#000000"/>
    </style:style>
    <style:style style:name="P161" style:parent-style-name="Standard" style:family="paragraph">
      <style:text-properties fo:font-weight="bold" style:font-weight-asian="bold" style:font-weight-complex="bold" fo:color="#000000"/>
    </style:style>
    <style:style style:name="P162" style:parent-style-name="Standard" style:family="paragraph">
      <style:text-properties fo:font-weight="bold" style:font-weight-asian="bold" style:font-weight-complex="bold" fo:color="#000000"/>
    </style:style>
    <style:style style:name="P163" style:parent-style-name="Standard" style:family="paragraph">
      <style:text-properties fo:font-weight="bold" style:font-weight-asian="bold" style:font-weight-complex="bold" fo:color="#000000"/>
    </style:style>
    <style:style style:name="P164" style:parent-style-name="Standard" style:family="paragraph">
      <style:text-properties fo:font-weight="bold" style:font-weight-asian="bold" style:font-weight-complex="bold" fo:color="#000000"/>
    </style:style>
    <style:style style:name="P165" style:parent-style-name="Standard" style:family="paragraph">
      <style:text-properties fo:font-weight="bold" style:font-weight-asian="bold" style:font-weight-complex="bold" fo:color="#000000"/>
    </style:style>
    <style:style style:name="P166" style:parent-style-name="Standard" style:family="paragraph">
      <style:text-properties fo:font-weight="bold" style:font-weight-asian="bold" style:font-weight-complex="bold" fo:color="#000000"/>
    </style:style>
    <style:style style:name="P167" style:parent-style-name="Standard" style:family="paragraph">
      <style:text-properties fo:font-weight="bold" style:font-weight-asian="bold" style:font-weight-complex="bold" fo:color="#000000"/>
    </style:style>
    <style:style style:name="T168" style:parent-style-name="Policepardéfaut" style:family="text">
      <style:text-properties fo:font-weight="bold" style:font-weight-asian="bold" style:font-weight-complex="bold" fo:color="#000000"/>
    </style:style>
    <style:style style:name="T169" style:parent-style-name="Policepardéfaut" style:family="text">
      <style:text-properties fo:font-weight="bold" style:font-weight-asian="bold" style:font-weight-complex="bold" fo:color="#000000"/>
    </style:style>
    <style:style style:name="T170" style:parent-style-name="Policepardéfaut" style:family="text">
      <style:text-properties fo:font-weight="bold" style:font-weight-asian="bold" style:font-weight-complex="bold" fo:color="#000000"/>
    </style:style>
    <style:style style:name="T171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72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73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74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T175" style:parent-style-name="Policepardéfaut" style:family="text">
      <style:text-properties fo:font-weight="bold" style:font-weight-asian="bold" style:font-weight-complex="bold" fo:color="#000000"/>
    </style:style>
    <style:style style:name="P176" style:parent-style-name="Standard" style:family="paragraph">
      <style:text-properties fo:font-weight="bold" style:font-weight-asian="bold" style:font-weight-complex="bold" fo:color="#000000"/>
    </style:style>
    <style:style style:name="P177" style:parent-style-name="Standard" style:family="paragraph">
      <style:text-properties fo:font-weight="bold" style:font-weight-asian="bold" style:font-weight-complex="bold" fo:color="#000000"/>
    </style:style>
    <style:style style:name="P178" style:parent-style-name="Standard" style:family="paragraph">
      <style:text-properties fo:font-weight="bold" style:font-weight-asian="bold" style:font-weight-complex="bold" fo:color="#000000"/>
    </style:style>
    <style:style style:name="P179" style:parent-style-name="Standard" style:family="paragraph">
      <style:text-properties fo:font-weight="bold" style:font-weight-asian="bold" style:font-weight-complex="bold" fo:color="#000000"/>
    </style:style>
    <style:style style:name="P180" style:parent-style-name="Standard" style:family="paragraph">
      <style:text-properties fo:font-weight="bold" style:font-weight-asian="bold" style:font-weight-complex="bold" fo:color="#000000"/>
    </style:style>
    <style:style style:name="P181" style:parent-style-name="Standard" style:family="paragraph">
      <style:text-properties fo:font-weight="bold" style:font-weight-asian="bold" style:font-weight-complex="bold" fo:color="#000000"/>
    </style:style>
    <style:style style:name="P182" style:parent-style-name="Standard" style:family="paragraph">
      <style:text-properties fo:font-weight="bold" style:font-weight-asian="bold" style:font-weight-complex="bold" fo:color="#000000"/>
    </style:style>
    <style:style style:name="P183" style:parent-style-name="Standard" style:family="paragraph">
      <style:text-properties fo:font-weight="bold" style:font-weight-asian="bold" style:font-weight-complex="bold" fo:color="#000000"/>
    </style:style>
    <style:style style:name="P184" style:parent-style-name="Standard" style:family="paragraph">
      <style:text-properties fo:font-weight="bold" style:font-weight-asian="bold" style:font-weight-complex="bold" fo:color="#000000"/>
    </style:style>
    <style:style style:name="P185" style:parent-style-name="Standard" style:family="paragraph">
      <style:text-properties fo:font-weight="bold" style:font-weight-asian="bold" style:font-weight-complex="bold" fo:color="#000000"/>
    </style:style>
    <style:style style:name="P186" style:parent-style-name="Standard" style:family="paragraph">
      <style:text-properties fo:font-weight="bold" style:font-weight-asian="bold" style:font-weight-complex="bold" fo:color="#000000"/>
    </style:style>
    <style:style style:name="P187" style:parent-style-name="Standard" style:family="paragraph">
      <style:text-properties fo:font-weight="bold" style:font-weight-asian="bold" style:font-weight-complex="bold" fo:color="#000000"/>
    </style:style>
    <style:style style:name="P188" style:parent-style-name="Standard" style:family="paragraph"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Structure de Donnée et Algorithme 2</text:p>
      <text:p text:style-name="P2"/>
      <text:p text:style-name="P3">Projet : 21 février pour le 16 avril</text:p>
      <text:p text:style-name="P4"/>
      <text:p text:style-name="P5">Chapitre 1 : Tris</text:p>
      <text:p text:style-name="P6"/>
      <text:p text:style-name="P7">1)Définition</text:p>
      <text:p text:style-name="P8"/>
      <text:p text:style-name="P9">On considère une sorte S munie d'un préordre total (&lt;=) d'objets à trier, auquel<text:s/>on ajoute une ==.</text:p>
      <text:p text:style-name="P10">tri : Tableau → tableau</text:p>
      <text:p text:style-name="P11">t → t'=tri(t)</text:p>
      <text:p text:style-name="P12">La tablea t'=tri(t) contient toutes les occurrences des valeurs de la table t initiale (à une permutation de t) avec 0&lt;=i&lt;j&lt;n-1 =&gt; t[i]&lt;=t[j]</text:p>
      <text:p text:style-name="P13"/>
      <text:p text:style-name="P14">2)Borne inférieure de complexité</text:p>
      <text:p text:style-name="P15"/>
      <text:p text:style-name="P16">Opération fondamentale : on considère la comparaison.</text:p>
      <text:p text:style-name="P17">Taille des données : n éléments à trier.</text:p>
      <text:p text:style-name="P18"/>
      <text:p text:style-name="P19">2.1)Pire des cas</text:p>
      <text:p text:style-name="P20"/>
      <text:p text:style-name="P21">hypothèse : on suppose que tous les éléments à trier sont distincts.</text:p>
      <text:p text:style-name="P22">Tout algorithme de tri détermine une permutation parmi les n ! permutation de n éléments.</text:p>
      <text:p text:style-name="P23"/>
      <text:p text:style-name="P24">Ex :<text:s/>n=3 x1,x2,x3</text:p>
      <text:p text:style-name="P25">3!=6</text:p>
      <text:p text:style-name="P26">Construire l'arbre de décision, les feuilles seront :</text:p>
      <text:p text:style-name="P27">x1 x2 x3</text:p>
      <text:p text:style-name="P28">x1 x3 x2</text:p>
      <text:p text:style-name="P29">x2 x3 x1</text:p>
      <text:p text:style-name="P30">x2 x1 x3</text:p>
      <text:p text:style-name="P31">x3 x1 x2</text:p>
      <text:p text:style-name="P32">x3 x2 x1</text:p>
      <text:p text:style-name="P33"/>
      <text:p text:style-name="P34">n ! feuilles = 6</text:p>
      <text:p text:style-name="P35">2n ! -1 nœuds = 11</text:p>
      <text:p text:style-name="P36"/>
      <text:p text:style-name="P37">Un tel algorithme peut être représenté par un arbre de décision étiqueté par l'une de ces<text:s/>comparaisons, en chaque nœud interne et par une permutation en chaque feuilles.</text:p>
      <text:p text:style-name="P38">C'est un arbre binaire localement complet d'au moins n ! feuilles et donc 2n ! -1 nœud.</text:p>
      <text:p text:style-name="P39"/>
      <text:p text:style-name="P40">Nœuds &lt;= 2^p+1 -1 (avec p la hauteur de l'arbre).</text:p>
      <text:p text:style-name="P41">Nœuds +1 &lt;= 2^p+1</text:p>
      <text:p text:style-name="P42">log2(n+1)&lt;=p+1 (plafond / plancher logarithme)</text:p>
      <text:p text:style-name="P43">log2(n)&lt;=p</text:p>
      <text:p text:style-name="P44">donc p&gt;= log2(2n ! -1)</text:p>
      <text:p text:style-name="P45"/>
      <text:p text:style-name="P46"/>
      <text:p text:style-name="P47">log2(2n!)-1</text:p>
      <text:p text:style-name="P48">1+log2(n!)-1</text:p>
      <text:p text:style-name="P49">formule de stirling  lim n! = (n/e)^n*sqrt(2PI*n)</text:p>
      <text:p text:style-name="Standard"><text:span text:style-name="T50">D'où log2(n!)<text:s/></text:span><text:span text:style-name="T51">~= nlog2(n/e) + 1/2log2(2PI*n)</text:span></text:p>
      <text:p text:style-name="P52"><text:tab/><text:tab/>~=nlog2(n)-nlog2(e)</text:p>
      <text:p text:style-name="P53"><text:tab/><text:tab/>~=nlog2n</text:p>
      <text:p text:style-name="P54"/>
      <text:p text:style-name="Standard"><text:span text:style-name="T55">p&gt;= nlog2(n) <text:s/></text:span><text:span text:style-name="T56"><text:s text:c="3"/></text:span><text:span text:style-name="T57">minorant</text:span></text:p>
      <text:p text:style-name="P58">de la<text:s/>complexité dans le pire des cas.</text:p>
      <text:p text:style-name="P59">Max(n) appartient à O(nlog(n))</text:p>
      <text:p text:style-name="P60">On peut exhiber un algorithme de tri de cette complexité = tri par tas (heapsort).</text:p>
      <text:p text:style-name="P61"/>
      <text:p text:style-name="P62">2.2)Complexité en moyenne</text:p>
      <text:p text:style-name="P63"/>
      <text:p text:style-name="P64">Moy(n) appartient à O(nlog(n))</text:p>
      <text:p text:style-name="P65">ex : tri rapide, meilleur algorithme de tri en<text:s/>moyenne ( pas dans le pire des cas puisque là c'est le tri par tas).</text:p>
      <text:p text:style-name="P66"/>
      <text:p text:style-name="P67">Mais si on as des hypothèses sur les éléments à trier, on peut ramener parfois la complexité en O(n)</text:p>
      <text:p text:style-name="P68">exemple : tri par compteurs</text:p>
      <text:p text:style-name="P69">-Les n éléments à trier sont des entiers entre 0 et m-1.</text:p>
      <text:p text:style-name="P70">Le tri par compteur consiste à parcourir les n éléments, en comptant combien il y a d'éléments de chaque valeur entre 0 et m-1.</text:p>
      <text:p text:style-name="P71"/>
      <text:p text:style-name="P72">S* tricompteur(S* tab,int n, int m)</text:p>
      <text:p text:style-name="P73">{</text:p>
      <text:p text:style-name="P74"><text:tab/>S* tab1=NULL;</text:p>
      <text:p text:style-name="P75"><text:tab/>tab1=CALLOC(m*S);</text:p>
      <text:p text:style-name="P76"><text:tab/>int i=0,j=0 ;</text:p>
      <text:p text:style-name="P77"/>
      <text:p text:style-name="P78"><text:tab/>for(i=0;i&lt;n;i++) tab1[tab[i]]++ ;</text:p>
      <text:p text:style-name="P79"><text:tab/>for(i=0;i&lt;n;i++)</text:p>
      <text:p text:style-name="P80"><text:tab/>{</text:p>
      <text:p text:style-name="P81"><text:tab/><text:tab/>while((j&lt;m)&amp;&amp;(tab1[j]==0)) j++ ;</text:p>
      <text:p text:style-name="P82"><text:tab/><text:tab/>tab[i]=j;</text:p>
      <text:p text:style-name="P83"><text:tab/><text:tab/>tab1[j]--;</text:p>
      <text:p text:style-name="P84"><text:tab/>}</text:p>
      <text:p text:style-name="P85"><text:tab/>free(tab1) ;</text:p>
      <text:p text:style-name="Standard"><text:span text:style-name="T86"><text:tab/></text:span><text:span text:style-name="T87">return tab ;</text:span></text:p>
      <text:p text:style-name="P88">}</text:p>
      <text:p text:style-name="P89"/>
      <text:p text:style-name="P90">3)Tri par sélection</text:p>
      <text:p text:style-name="P91">A chaque étape, on extrait le minimum, on le range et on recommence sans lui.</text:p>
      <text:p text:style-name="P92"/>
      <text:p text:style-name="P93">3.1)Sélection ordinaire</text:p>
      <text:p text:style-name="P94">int imin(S *t,a,b)</text:p>
      <text:p text:style-name="P95">{</text:p>
      <text:p text:style-name="P96"><text:tab/>int i=0,j=0;</text:p>
      <text:p text:style-name="P97"><text:tab/>for(i=a;i&lt;=b;i++) if(t[i]&lt;t[j]) j=i ;</text:p>
      <text:p text:style-name="P98"><text:tab/>return j ;</text:p>
      <text:p text:style-name="P99">}</text:p>
      <text:p text:style-name="P100"/>
      <text:p text:style-name="P101">S * triSelection(S * tab,int n)</text:p>
      <text:p text:style-name="P102">{</text:p>
      <text:p text:style-name="P103"><text:tab/>int i=0,indice=0;</text:p>
      <text:p text:style-name="P104"><text:tab/>S tmp ;</text:p>
      <text:p text:style-name="P105"><text:tab/>for(i=0;i&lt;n-1;i++)</text:p>
      <text:p text:style-name="P106"><text:tab/>{</text:p>
      <text:p text:style-name="P107"><text:tab/><text:tab/>tmp=tab[i] ;</text:p>
      <text:p text:style-name="P108"><text:tab/><text:tab/>indice=imin(t,i,n-1) ;</text:p>
      <text:p text:style-name="P109"><text:tab/><text:tab/>tab[i]=tab[indice] ;</text:p>
      <text:p text:style-name="P110"><text:tab/><text:tab/>tab[indice]=tmp ;</text:p>
      <text:p text:style-name="P111"><text:tab/>}</text:p>
      <text:p text:style-name="P112"><text:tab/>return tab ;</text:p>
      <text:p text:style-name="P113">}</text:p>
      <text:p text:style-name="P114"/>
      <text:p text:style-name="P115">3.2)Sélection arborescente = tri par la méthode du tas</text:p>
      <text:p text:style-name="P116"/>
      <text:p text:style-name="P117">Définition : un arbre binaire étiqueté est un tournoi binaire si l'étiquette de chaque nœud est supérieur ou égal à celle de son père. On dit que c'est des arbres partiellement ordonnées.</text:p>
      <text:p text:style-name="P118"/>
      <text:p text:style-name="P119">Définition:Un tournoi binaire parfait représentés de manière contigue par un tableau est appelé un tas.</text:p>
      <text:p text:style-name="P120"/>
      <text:p text:style-name="P121">Propriété : Un arbre binaire parfait de n nœud comporte exactement :</text:p>
      <text:p text:style-name="P122">-plafond(n/2) feuilles</text:p>
      <text:p text:style-name="P123">-plancher(n/2) nœud interne (nœud avec disjonction).</text:p>
      <text:p text:style-name="P124"/>
      <text:p text:style-name="P125">Le tri travaille en deux phase :</text:p>
      <text:p text:style-name="P126">-construction de l'arbre binaire parfait (du tas)</text:p>
      <text:p text:style-name="P127">-tri proprement dit <text:s/>(en ordre décroissant)</text:p>
      <text:p text:style-name="P128"/>
      <text:p text:style-name="P129">phase1(t)=t'</text:p>
      <text:p text:style-name="P130">avec t'=init t pour k de plancher(n/2)-1 à 0 par (pas de -1) rep ins(t',k,n-1) frep</text:p>
      <text:p text:style-name="P131">où ins(t',k,p) insère l'élément d'indice k à sa place dans la tranche [k;p] (récursivement)</text:p>
      <text:p text:style-name="P132"/>
      <text:p text:style-name="P133">phase2(t)=t'</text:p>
      <text:p text:style-name="P134">avec t'=init t pour k de n-1 à 1 par pas de -1 rep ins(ech((t,0,k),0,k-1) frep</text:p>
      <text:p text:style-name="P135">tri : table → table</text:p>
      <text:p text:style-name="P136">tri(t)=phase2(phase1(t))</text:p>
      <text:p text:style-name="P137"/>
      <text:p text:style-name="P138">ins(t',k,p)=si p&lt;2k+1 alors t'</text:p>
      <text:p text:style-name="P139"><text:tab/>sinon si p=2k+1 alors /* 1 fils gauche */</text:p>
      <text:p text:style-name="P140"><text:tab/><text:tab/><text:tab/><text:tab/>si t'[k]&gt;t'[p]</text:p>
      <text:p text:style-name="P141"><text:tab/><text:tab/><text:tab/><text:tab/>alors ech(t',k,p) sinon t' fsi</text:p>
      <text:p text:style-name="P142"><text:tab/>sinon avec i=imin(t',2k+1,2k+2)</text:p>
      <text:p text:style-name="P143"><text:tab/><text:tab/>si t'[k]&gt;t'[i]</text:p>
      <text:p text:style-name="P144"><text:tab/><text:tab/>alors ins(ech(t',k,i),i,p) sinon t' fsi fsi fsi</text:p>
      <text:p text:style-name="P145"/>
      <text:p text:style-name="P146">4)Tri par insertion</text:p>
      <text:p text:style-name="P147">-tri à bulle</text:p>
      <text:p text:style-name="P148">Le i-ème étape de droite à gauche consiste à consiste à<text:s/>ramener le minimal en tête en effectuant des échanges avec les élément rencontrés qui seraient plus grand.</text:p>
      <text:p text:style-name="P149">-shaker (min a gauche, puis max a droite, etc...).</text:p>
      <text:p text:style-name="P150"/>
      <text:p text:style-name="P151">Tri par insertion</text:p>
      <text:p text:style-name="P152">-séquentielle : Course contre la montre</text:p>
      <text:p text:style-name="P153">n coureurs</text:p>
      <text:p text:style-name="P154">le k-ieme est inséré dans<text:s/>un tableau trié à k-1 éléments.</text:p>
      <text:p text:style-name="P155"/>
      <text:p text:style-name="P156">-dichotomique :</text:p>
      <text:p text:style-name="P157">recherche de la position d'insertion de x dans la tranche [a,b], puis décalage à droite, puis recommencer.</text:p>
      <text:p text:style-name="P158"/>
      <text:p text:style-name="P159">5)Tri Rapide (quicksort)</text:p>
      <text:p text:style-name="P160"/>
      <text:p text:style-name="P161">idée : A chaque étape, on choisi un élément x (le pivot) dans l'intervalle de travail [a,b].</text:p>
      <text:p text:style-name="P162">Par rapport à x, on place les éléments (à gauche si &lt;x,droite sinon).</text:p>
      <text:p text:style-name="P163">Pour les placers, on attend d'avoir un élément à bouger à droite et à gauche, on les échange, et on continu de parcourir le tableau à gauche et à droite vers le pivots. Et on recommence pour l'intervalle [a,j] et [i,b] (j&lt;pivot&lt;i).</text:p>
      <text:p text:style-name="P164"/>
      <text:p text:style-name="P165">tri(t)=tri1(t,0,n-1)</text:p>
      <text:p text:style-name="P166">avec tri1(t,a,b)=si a&lt;b</text:p>
      <text:p text:style-name="P167"><text:tab/><text:tab/>alors avec (t',i,j)=placement(t,a,b)</text:p>
      <text:p text:style-name="Standard"><text:span text:style-name="T168"><text:tab/></text:span><text:span text:style-name="T169"><text:tab/></text:span><text:span text:style-name="T170"><text:tab/></text:span><text:span text:style-name="T171">tr1(tr1(t',a,j),i</text:span><text:span text:style-name="T172">,b)</text:span></text:p>
      <text:p text:style-name="Standard"><text:span text:style-name="T173"><text:tab/></text:span><text:span text:style-name="T174"><text:tab/></text:span><text:span text:style-name="T175">sinon t fsi</text:span></text:p>
      <text:p text:style-name="P176">placement(t,a,b)=(t',i,j)</text:p>
      <text:p text:style-name="P177"><text:tab/><text:tab/>avec x=t[(a+b)/2]</text:p>
      <text:p text:style-name="P178"><text:tab/><text:tab/>(t',i,j)=init (t,a,b) tant que i&lt;j</text:p>
      <text:p text:style-name="P179"><text:tab/><text:tab/>rep</text:p>
      <text:p text:style-name="P180"><text:tab/><text:tab/>avec j'=init j tant que x&lt;t[j'] rep j'-1 frep</text:p>
      <text:p text:style-name="P181"><text:tab/><text:tab/>i'=init i tant que x&lt;t[i'] rep i'+1 frep</text:p>
      <text:p text:style-name="P182"><text:tab/><text:tab/>si (i'&lt;=j') alors (echange(t',i',j'),i'+1,j'-1)</text:p>
      <text:p text:style-name="P183"><text:tab/><text:tab/>sinon (t',i',j') fsi</text:p>
      <text:p text:style-name="P184"/>
      <text:p text:style-name="P185">Complexité :</text:p>
      <text:p text:style-name="P186">En moyenne O(nlog(n))</text:p>
      <text:p text:style-name="P187">C'est le meilleur tri en moyenne,<text:s/>mais dans le pire des cas, il fait du O(n²) donc c'est le pire.</text:p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eresis </meta:initial-creator>
    <dc:creator>Haeresis</dc:creator>
    <meta:creation-date>2012-01-31T08:36:00Z</meta:creation-date>
    <dc:date>2012-05-28T10:54:00Z</dc:date>
    <meta:template xlink:href="Normal.dotm" xlink:type="simple"/>
    <meta:editing-cycles>80</meta:editing-cycles>
    <meta:editing-duration>PT27900S</meta:editing-duration>
    <meta:document-statistic meta:page-count="1" meta:paragraph-count="10" meta:word-count="823" meta:character-count="5340" meta:row-count="37" meta:non-whitespace-character-count="4527"/>
  </office:meta>
</office:document-meta>
</file>